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4182873401966" calcext:value-type="float">
            <text:p>2.44183</text:p>
          </table:table-cell>
          <table:table-cell office:value-type="float" office:value="1.83309494040177" calcext:value-type="float">
            <text:p>1.83309</text:p>
          </table:table-cell>
          <table:table-cell office:value-type="float" office:value="2.24045672435058" calcext:value-type="float">
            <text:p>2.24046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43605407001468" calcext:value-type="float">
            <text:p>2.43605</text:p>
          </table:table-cell>
          <table:table-cell office:value-type="float" office:value="1.85106471533138" calcext:value-type="float">
            <text:p>1.85106</text:p>
          </table:table-cell>
          <table:table-cell office:value-type="float" office:value="2.25228781771714" calcext:value-type="float">
            <text:p>2.2522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4338264638708" calcext:value-type="float">
            <text:p>2.34338</text:p>
          </table:table-cell>
          <table:table-cell office:value-type="float" office:value="2.19009210665875" calcext:value-type="float">
            <text:p>2.19009</text:p>
          </table:table-cell>
          <table:table-cell office:value-type="float" office:value="3.00235871110074" calcext:value-type="float">
            <text:p>3.0023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33674689406956" calcext:value-type="float">
            <text:p>2.33675</text:p>
          </table:table-cell>
          <table:table-cell office:value-type="float" office:value="2.19549878025498" calcext:value-type="float">
            <text:p>2.1955</text:p>
          </table:table-cell>
          <table:table-cell office:value-type="float" office:value="3.02195608917927" calcext:value-type="float">
            <text:p>3.0219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371354672938" calcext:value-type="float">
            <text:p>2.31371</text:p>
          </table:table-cell>
          <table:table-cell office:value-type="float" office:value="2.10827433885005" calcext:value-type="float">
            <text:p>2.10827</text:p>
          </table:table-cell>
          <table:table-cell office:value-type="float" office:value="2.67745333995509" calcext:value-type="float">
            <text:p>2.67745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356589377851" calcext:value-type="float">
            <text:p>2.31357</text:p>
          </table:table-cell>
          <table:table-cell office:value-type="float" office:value="2.21844629227551" calcext:value-type="float">
            <text:p>2.21845</text:p>
          </table:table-cell>
          <table:table-cell office:value-type="float" office:value="2.93490318715451" calcext:value-type="float">
            <text:p>2.9349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147411925672" calcext:value-type="float">
            <text:p>2.31147</text:p>
          </table:table-cell>
          <table:table-cell office:value-type="float" office:value="2.09683270582276" calcext:value-type="float">
            <text:p>2.09683</text:p>
          </table:table-cell>
          <table:table-cell office:value-type="float" office:value="2.71901013213802" calcext:value-type="float">
            <text:p>2.71901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557029004905" calcext:value-type="float">
            <text:p>2.30557</text:p>
          </table:table-cell>
          <table:table-cell office:value-type="float" office:value="2.20668250117201" calcext:value-type="float">
            <text:p>2.20668</text:p>
          </table:table-cell>
          <table:table-cell office:value-type="float" office:value="2.94553513688066" calcext:value-type="float">
            <text:p>2.94554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0517321793485" calcext:value-type="float">
            <text:p>2.30517</text:p>
          </table:table-cell>
          <table:table-cell office:value-type="float" office:value="2.1957733890527" calcext:value-type="float">
            <text:p>2.19577</text:p>
          </table:table-cell>
          <table:table-cell office:value-type="float" office:value="2.85077397594451" calcext:value-type="float">
            <text:p>2.8507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955283086909" calcext:value-type="float">
            <text:p>2.29955</text:p>
          </table:table-cell>
          <table:table-cell office:value-type="float" office:value="2.19387533852344" calcext:value-type="float">
            <text:p>2.19388</text:p>
          </table:table-cell>
          <table:table-cell office:value-type="float" office:value="2.83817585541249" calcext:value-type="float">
            <text:p>2.83818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96165657183" calcext:value-type="float">
            <text:p>2.29496</text:p>
          </table:table-cell>
          <table:table-cell office:value-type="float" office:value="2.22358618505511" calcext:value-type="float">
            <text:p>2.22359</text:p>
          </table:table-cell>
          <table:table-cell office:value-type="float" office:value="2.88078926384011" calcext:value-type="float">
            <text:p>2.8807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8307923742952" calcext:value-type="float">
            <text:p>2.28308</text:p>
          </table:table-cell>
          <table:table-cell office:value-type="float" office:value="2.22090788528642" calcext:value-type="float">
            <text:p>2.22091</text:p>
          </table:table-cell>
          <table:table-cell office:value-type="float" office:value="2.87178839856806" calcext:value-type="float">
            <text:p>2.87179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317218557095" calcext:value-type="float">
            <text:p>2.22317</text:p>
          </table:table-cell>
          <table:table-cell office:value-type="float" office:value="2.27147241962057" calcext:value-type="float">
            <text:p>2.27147</text:p>
          </table:table-cell>
          <table:table-cell office:value-type="float" office:value="2.93060461169682" calcext:value-type="float">
            <text:p>2.9306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1345088139836" calcext:value-type="float">
            <text:p>2.21345</text:p>
          </table:table-cell>
          <table:table-cell office:value-type="float" office:value="2.27078777850845" calcext:value-type="float">
            <text:p>2.27079</text:p>
          </table:table-cell>
          <table:table-cell office:value-type="float" office:value="2.91585261237564" calcext:value-type="float">
            <text:p>2.91585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70061023739" calcext:value-type="float">
            <text:p>2.26701</text:p>
          </table:table-cell>
          <table:table-cell office:value-type="float" office:value="2.17657851183555" calcext:value-type="float">
            <text:p>2.17658</text:p>
          </table:table-cell>
          <table:table-cell office:value-type="float" office:value="2.73876272035171" calcext:value-type="float">
            <text:p>2.7387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13544063982" calcext:value-type="float">
            <text:p>2.26414</text:p>
          </table:table-cell>
          <table:table-cell office:value-type="float" office:value="2.12614523687419" calcext:value-type="float">
            <text:p>2.12615</text:p>
          </table:table-cell>
          <table:table-cell office:value-type="float" office:value="2.88309297663399" calcext:value-type="float">
            <text:p>2.8830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996856867222" calcext:value-type="float">
            <text:p>2.25997</text:p>
          </table:table-cell>
          <table:table-cell office:value-type="float" office:value="2.16242437101981" calcext:value-type="float">
            <text:p>2.16242</text:p>
          </table:table-cell>
          <table:table-cell office:value-type="float" office:value="2.71242524804155" calcext:value-type="float">
            <text:p>2.71243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49824912456" calcext:value-type="float">
            <text:p>2.2565</text:p>
          </table:table-cell>
          <table:table-cell office:value-type="float" office:value="2.29206594822835" calcext:value-type="float">
            <text:p>2.29207</text:p>
          </table:table-cell>
          <table:table-cell office:value-type="float" office:value="2.97419998134661" calcext:value-type="float">
            <text:p>2.97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311218846177" calcext:value-type="float">
            <text:p>2.23311</text:p>
          </table:table-cell>
          <table:table-cell office:value-type="float" office:value="2.25453686904524" calcext:value-type="float">
            <text:p>2.25454</text:p>
          </table:table-cell>
          <table:table-cell office:value-type="float" office:value="2.90346180810789" calcext:value-type="float">
            <text:p>2.90346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387887311576" calcext:value-type="float">
            <text:p>2.23388</text:p>
          </table:table-cell>
          <table:table-cell office:value-type="float" office:value="2.25447341771793" calcext:value-type="float">
            <text:p>2.25447</text:p>
          </table:table-cell>
          <table:table-cell office:value-type="float" office:value="2.92863646213528" calcext:value-type="float">
            <text:p>2.92864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5306509186797" calcext:value-type="float">
            <text:p>2.25307</text:p>
          </table:table-cell>
          <table:table-cell office:value-type="float" office:value="2.28528736119472" calcext:value-type="float">
            <text:p>2.28529</text:p>
          </table:table-cell>
          <table:table-cell office:value-type="float" office:value="2.97528493060089" calcext:value-type="float">
            <text:p>2.9752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4920087145229" calcext:value-type="float">
            <text:p>2.2492</text:p>
          </table:table-cell>
          <table:table-cell office:value-type="float" office:value="2.2396397261069" calcext:value-type="float">
            <text:p>2.23964</text:p>
          </table:table-cell>
          <table:table-cell office:value-type="float" office:value="2.95585202298392" calcext:value-type="float">
            <text:p>2.9558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86397087961" calcext:value-type="float">
            <text:p>2.24886</text:p>
          </table:table-cell>
          <table:table-cell office:value-type="float" office:value="2.18541509572818" calcext:value-type="float">
            <text:p>2.18542</text:p>
          </table:table-cell>
          <table:table-cell office:value-type="float" office:value="2.83928263306274" calcext:value-type="float">
            <text:p>2.83928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448464941094" calcext:value-type="float">
            <text:p>2.24485</text:p>
          </table:table-cell>
          <table:table-cell office:value-type="float" office:value="2.11660050605872" calcext:value-type="float">
            <text:p>2.1166</text:p>
          </table:table-cell>
          <table:table-cell office:value-type="float" office:value="2.87967279955582" calcext:value-type="float">
            <text:p>2.879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09949843189" calcext:value-type="float">
            <text:p>2.2441</text:p>
          </table:table-cell>
          <table:table-cell office:value-type="float" office:value="2.20899377851749" calcext:value-type="float">
            <text:p>2.20899</text:p>
          </table:table-cell>
          <table:table-cell office:value-type="float" office:value="2.84576848612479" calcext:value-type="float">
            <text:p>2.84577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1763797696" calcext:value-type="float">
            <text:p>2.23918</text:p>
          </table:table-cell>
          <table:table-cell office:value-type="float" office:value="2.18075239080889" calcext:value-type="float">
            <text:p>2.18075</text:p>
          </table:table-cell>
          <table:table-cell office:value-type="float" office:value="2.86526831916662" calcext:value-type="float">
            <text:p>2.86527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599882220873" calcext:value-type="float">
            <text:p>2.236</text:p>
          </table:table-cell>
          <table:table-cell office:value-type="float" office:value="2.24894824088663" calcext:value-type="float">
            <text:p>2.24895</text:p>
          </table:table-cell>
          <table:table-cell office:value-type="float" office:value="2.96880285727633" calcext:value-type="float">
            <text:p>2.9688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165336531873" calcext:value-type="float">
            <text:p>2.23165</text:p>
          </table:table-cell>
          <table:table-cell office:value-type="float" office:value="2.25475589236292" calcext:value-type="float">
            <text:p>2.25476</text:p>
          </table:table-cell>
          <table:table-cell office:value-type="float" office:value="2.83084974633489" calcext:value-type="float">
            <text:p>2.83085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44835716631" calcext:value-type="float">
            <text:p>2.30448</text:p>
          </table:table-cell>
          <table:table-cell office:value-type="float" office:value="2.23023748061094" calcext:value-type="float">
            <text:p>2.23024</text:p>
          </table:table-cell>
          <table:table-cell office:value-type="float" office:value="3.06415610882782" calcext:value-type="float">
            <text:p>3.0641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935512954217" calcext:value-type="float">
            <text:p>2.22936</text:p>
          </table:table-cell>
          <table:table-cell office:value-type="float" office:value="2.30622520299698" calcext:value-type="float">
            <text:p>2.30623</text:p>
          </table:table-cell>
          <table:table-cell office:value-type="float" office:value="3.04674438914372" calcext:value-type="float">
            <text:p>3.0467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345034702173" calcext:value-type="float">
            <text:p>2.30345</text:p>
          </table:table-cell>
          <table:table-cell office:value-type="float" office:value="2.22794976959569" calcext:value-type="float">
            <text:p>2.22795</text:p>
          </table:table-cell>
          <table:table-cell office:value-type="float" office:value="3.03810875989267" calcext:value-type="float">
            <text:p>3.03811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707479129669" calcext:value-type="float">
            <text:p>2.22707</text:p>
          </table:table-cell>
          <table:table-cell office:value-type="float" office:value="2.2456482199646" calcext:value-type="float">
            <text:p>2.24565</text:p>
          </table:table-cell>
          <table:table-cell office:value-type="float" office:value="2.85553659601341" calcext:value-type="float">
            <text:p>2.8555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66483524248" calcext:value-type="float">
            <text:p>2.22665</text:p>
          </table:table-cell>
          <table:table-cell office:value-type="float" office:value="2.2981298558884" calcext:value-type="float">
            <text:p>2.29813</text:p>
          </table:table-cell>
          <table:table-cell office:value-type="float" office:value="3.05933034313767" calcext:value-type="float">
            <text:p>3.0593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1412542486" calcext:value-type="float">
            <text:p>2.22614</text:p>
          </table:table-cell>
          <table:table-cell office:value-type="float" office:value="2.1862286297597" calcext:value-type="float">
            <text:p>2.18623</text:p>
          </table:table-cell>
          <table:table-cell office:value-type="float" office:value="2.87595934917969" calcext:value-type="float">
            <text:p>2.8759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2245870843811" calcext:value-type="float">
            <text:p>2.22246</text:p>
          </table:table-cell>
          <table:table-cell office:value-type="float" office:value="2.36307801472573" calcext:value-type="float">
            <text:p>2.36308</text:p>
          </table:table-cell>
          <table:table-cell office:value-type="float" office:value="3.11959630740004" calcext:value-type="float">
            <text:p>3.119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179360472939" calcext:value-type="float">
            <text:p>2.22179</text:p>
          </table:table-cell>
          <table:table-cell office:value-type="float" office:value="2.28251408888568" calcext:value-type="float">
            <text:p>2.28251</text:p>
          </table:table-cell>
          <table:table-cell office:value-type="float" office:value="2.94247383694992" calcext:value-type="float">
            <text:p>2.94247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12019286479" calcext:value-type="float">
            <text:p>2.22112</text:p>
          </table:table-cell>
          <table:table-cell office:value-type="float" office:value="2.27140977268295" calcext:value-type="float">
            <text:p>2.27141</text:p>
          </table:table-cell>
          <table:table-cell office:value-type="float" office:value="2.90968060301337" calcext:value-type="float">
            <text:p>2.9096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016123435493" calcext:value-type="float">
            <text:p>2.22016</text:p>
          </table:table-cell>
          <table:table-cell office:value-type="float" office:value="2.28606722158252" calcext:value-type="float">
            <text:p>2.28607</text:p>
          </table:table-cell>
          <table:table-cell office:value-type="float" office:value="2.95192117305641" calcext:value-type="float">
            <text:p>2.95192</text:p>
          </table:table-cell>
          <table:table-cell office:value-type="float" office:value="35302650" calcext:value-type="float">
            <text:p>35302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1709655122698" calcext:value-type="float">
            <text:p>2.2171</text:p>
          </table:table-cell>
          <table:table-cell office:value-type="float" office:value="2.36399853562488" calcext:value-type="float">
            <text:p>2.364</text:p>
          </table:table-cell>
          <table:table-cell office:value-type="float" office:value="3.08725544158119" calcext:value-type="float">
            <text:p>3.0872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15956814062" calcext:value-type="float">
            <text:p>2.23816</text:p>
          </table:table-cell>
          <table:table-cell office:value-type="float" office:value="2.21538339387107" calcext:value-type="float">
            <text:p>2.21538</text:p>
          </table:table-cell>
          <table:table-cell office:value-type="float" office:value="2.89267401596162" calcext:value-type="float">
            <text:p>2.8926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24790412292339" calcext:value-type="float">
            <text:p>2.2479</text:p>
          </table:table-cell>
          <table:table-cell office:value-type="float" office:value="2.2106765957026" calcext:value-type="float">
            <text:p>2.21068</text:p>
          </table:table-cell>
          <table:table-cell office:value-type="float" office:value="2.93408063880377" calcext:value-type="float">
            <text:p>2.9340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88673998016" calcext:value-type="float">
            <text:p>2.20887</text:p>
          </table:table-cell>
          <table:table-cell office:value-type="float" office:value="2.28365646099886" calcext:value-type="float">
            <text:p>2.28366</text:p>
          </table:table-cell>
          <table:table-cell office:value-type="float" office:value="2.91720945218372" calcext:value-type="float">
            <text:p>2.9172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105976717172" calcext:value-type="float">
            <text:p>2.20106</text:p>
          </table:table-cell>
          <table:table-cell office:value-type="float" office:value="2.23634741099363" calcext:value-type="float">
            <text:p>2.23635</text:p>
          </table:table-cell>
          <table:table-cell office:value-type="float" office:value="2.74121603174469" calcext:value-type="float">
            <text:p>2.7412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075888226599" calcext:value-type="float">
            <text:p>2.20076</text:p>
          </table:table-cell>
          <table:table-cell office:value-type="float" office:value="2.31644050838979" calcext:value-type="float">
            <text:p>2.31644</text:p>
          </table:table-cell>
          <table:table-cell office:value-type="float" office:value="3.10919697136704" calcext:value-type="float">
            <text:p>3.10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165014710745" calcext:value-type="float">
            <text:p>2.19165</text:p>
          </table:table-cell>
          <table:table-cell office:value-type="float" office:value="2.31546256178937" calcext:value-type="float">
            <text:p>2.31546</text:p>
          </table:table-cell>
          <table:table-cell office:value-type="float" office:value="3.10291891708566" calcext:value-type="float">
            <text:p>3.102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793402350893" calcext:value-type="float">
            <text:p>2.18793</text:p>
          </table:table-cell>
          <table:table-cell office:value-type="float" office:value="2.23373607707809" calcext:value-type="float">
            <text:p>2.23374</text:p>
          </table:table-cell>
          <table:table-cell office:value-type="float" office:value="2.73655573549487" calcext:value-type="float">
            <text:p>2.7365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969800308783" calcext:value-type="float">
            <text:p>2.2497</text:p>
          </table:table-cell>
          <table:table-cell office:value-type="float" office:value="2.18432081799313" calcext:value-type="float">
            <text:p>2.18432</text:p>
          </table:table-cell>
          <table:table-cell office:value-type="float" office:value="2.87179857823926" calcext:value-type="float">
            <text:p>2.871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317453313817" calcext:value-type="float">
            <text:p>2.18317</text:p>
          </table:table-cell>
          <table:table-cell office:value-type="float" office:value="2.22341684167356" calcext:value-type="float">
            <text:p>2.22342</text:p>
          </table:table-cell>
          <table:table-cell office:value-type="float" office:value="2.92830410894975" calcext:value-type="float">
            <text:p>2.928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31592292161" calcext:value-type="float">
            <text:p>2.18316</text:p>
          </table:table-cell>
          <table:table-cell office:value-type="float" office:value="2.30009802465048" calcext:value-type="float">
            <text:p>2.3001</text:p>
          </table:table-cell>
          <table:table-cell office:value-type="float" office:value="2.9321407378166" calcext:value-type="float">
            <text:p>2.9321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18265845095327" calcext:value-type="float">
            <text:p>2.18266</text:p>
          </table:table-cell>
          <table:table-cell office:value-type="float" office:value="2.32032622379898" calcext:value-type="float">
            <text:p>2.32033</text:p>
          </table:table-cell>
          <table:table-cell office:value-type="float" office:value="2.96405591438004" calcext:value-type="float">
            <text:p>2.96406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7464535786731" calcext:value-type="float">
            <text:p>2.17465</text:p>
          </table:table-cell>
          <table:table-cell office:value-type="float" office:value="2.32188870876937" calcext:value-type="float">
            <text:p>2.32189</text:p>
          </table:table-cell>
          <table:table-cell office:value-type="float" office:value="2.94511496057646" calcext:value-type="float">
            <text:p>2.9451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445529676935" calcext:value-type="float">
            <text:p>2.17446</text:p>
          </table:table-cell>
          <table:table-cell office:value-type="float" office:value="2.29179838729075" calcext:value-type="float">
            <text:p>2.2918</text:p>
          </table:table-cell>
          <table:table-cell office:value-type="float" office:value="2.95494471256903" calcext:value-type="float">
            <text:p>2.95494</text:p>
          </table:table-cell>
          <table:table-cell office:value-type="float" office:value="35338050" calcext:value-type="float">
            <text:p>353380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377823974884" calcext:value-type="float">
            <text:p>2.17378</text:p>
          </table:table-cell>
          <table:table-cell office:value-type="float" office:value="2.21617567156686" calcext:value-type="float">
            <text:p>2.21618</text:p>
          </table:table-cell>
          <table:table-cell office:value-type="float" office:value="2.93113578413695" calcext:value-type="float">
            <text:p>2.93114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45668267137" calcext:value-type="float">
            <text:p>2.24646</text:p>
          </table:table-cell>
          <table:table-cell office:value-type="float" office:value="2.16842690147775" calcext:value-type="float">
            <text:p>2.16843</text:p>
          </table:table-cell>
          <table:table-cell office:value-type="float" office:value="2.88445360614852" calcext:value-type="float">
            <text:p>2.8844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5511970135794" calcext:value-type="float">
            <text:p>2.15512</text:p>
          </table:table-cell>
          <table:table-cell office:value-type="float" office:value="2.39192979480373" calcext:value-type="float">
            <text:p>2.39193</text:p>
          </table:table-cell>
          <table:table-cell office:value-type="float" office:value="3.29855086229927" calcext:value-type="float">
            <text:p>3.29855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46769964479" calcext:value-type="float">
            <text:p>2.15468</text:p>
          </table:table-cell>
          <table:table-cell office:value-type="float" office:value="2.39575752435796" calcext:value-type="float">
            <text:p>2.39576</text:p>
          </table:table-cell>
          <table:table-cell office:value-type="float" office:value="3.28869940591037" calcext:value-type="float">
            <text:p>3.288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404898494445" calcext:value-type="float">
            <text:p>2.14049</text:p>
          </table:table-cell>
          <table:table-cell office:value-type="float" office:value="2.37404442334161" calcext:value-type="float">
            <text:p>2.37404</text:p>
          </table:table-cell>
          <table:table-cell office:value-type="float" office:value="3.07492051110301" calcext:value-type="float">
            <text:p>3.0749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3719647959573" calcext:value-type="float">
            <text:p>2.1372</text:p>
          </table:table-cell>
          <table:table-cell office:value-type="float" office:value="2.38597756505371" calcext:value-type="float">
            <text:p>2.38598</text:p>
          </table:table-cell>
          <table:table-cell office:value-type="float" office:value="3.06167185287559" calcext:value-type="float">
            <text:p>3.0616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181968986657" calcext:value-type="float">
            <text:p>2.11182</text:p>
          </table:table-cell>
          <table:table-cell office:value-type="float" office:value="2.42820135338665" calcext:value-type="float">
            <text:p>2.4282</text:p>
          </table:table-cell>
          <table:table-cell office:value-type="float" office:value="3.16587429201756" calcext:value-type="float">
            <text:p>3.1658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1045493307312" calcext:value-type="float">
            <text:p>2.11045</text:p>
          </table:table-cell>
          <table:table-cell office:value-type="float" office:value="2.41573990086478" calcext:value-type="float">
            <text:p>2.41574</text:p>
          </table:table-cell>
          <table:table-cell office:value-type="float" office:value="3.1810223796695" calcext:value-type="float">
            <text:p>3.18102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0" calcext:value-type="float">
            <text:p>0</text:p>
          </table:table-cell>
          <table:table-cell table:formula="of:=SUM([.B1:.B5])" office:value-type="float" office:value="4" calcext:value-type="float">
            <text:p>4</text:p>
          </table:table-cell>
          <table:table-cell table:formula="of:=SUM([.C1:.C5])" office:value-type="float" office:value="2" calcext:value-type="float">
            <text:p>2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4" calcext:value-type="float">
            <text:p>4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1" calcext:value-type="float">
            <text:p>1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2" calcext:value-type="float">
            <text:p>2</text:p>
          </table:table-cell>
          <table:table-cell table:formula="of:=SUM([.N1:.N5])" office:value-type="float" office:value="2" calcext:value-type="float">
            <text:p>2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3" calcext:value-type="float">
            <text:p>3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5" calcext:value-type="float">
            <text:p>5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0" calcext:value-type="float">
            <text:p>0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2" calcext:value-type="float">
            <text:p>2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2" calcext:value-type="float">
            <text:p>2</text:p>
          </table:table-cell>
          <table:table-cell table:formula="of:=SUM([.AC1:.AC5])" office:value-type="float" office:value="5" calcext:value-type="float">
            <text:p>5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2" calcext:value-type="float">
            <text:p>2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1" calcext:value-type="float">
            <text:p>1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3" calcext:value-type="float">
            <text:p>3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1" calcext:value-type="float">
            <text:p>1</text:p>
          </table:table-cell>
          <table:table-cell table:formula="of:=SUM([.AV1:.AV5])" office:value-type="float" office:value="1" calcext:value-type="float">
            <text:p>1</text:p>
          </table:table-cell>
          <table:table-cell table:formula="of:=SUM([.AW1:.AW5])" office:value-type="float" office:value="5" calcext:value-type="float">
            <text:p>5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3" calcext:value-type="float">
            <text:p>3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1" calcext:value-type="float">
            <text:p>1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2" calcext:value-type="float">
            <text:p>2</text:p>
          </table:table-cell>
          <table:table-cell table:formula="of:=SUM([.BR1:.BR5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7T16:24:41.316905867</dc:date>
    <meta:document-statistic meta:table-count="1" meta:cell-count="4575" meta:object-count="0"/>
    <meta:generator>LibreOffice/4.2.8.2$Linux_X86_64 LibreOffice_project/420m0$Build-2</meta:generator>
  </office:meta>
</office:document-meta>
</file>